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utput_na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age 1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Comparison with Original File (Time (s))</text:p>
          </table:table-cell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/>
          <table:table-cell table:style-name="Default" office:value-type="string" calcext:value-type="string">
            <text:p>Compression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DB.naf</text:p>
          </table:table-cell>
          <table:table-cell office:value-type="float" office:value="707152256" calcext:value-type="float">
            <text:p>707152256</text:p>
          </table:table-cell>
          <table:table-cell office:value-type="string" calcext:value-type="string">
            <text:p>5m16</text:p>
          </table:table-cell>
          <table:table-cell office:value-type="string" calcext:value-type="string">
            <text:p>063s</text:p>
          </table:table-cell>
          <table:table-cell table:formula="of:=[.B3]/46107409016" office:value-type="percentage" office:value="0.0153370634154395" calcext:value-type="percentage">
            <text:p>1,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DB.fasta.mfc</text:p>
          </table:table-cell>
          <table:table-cell office:value-type="float" office:value="652628307" calcext:value-type="float">
            <text:p>652628307</text:p>
          </table:table-cell>
          <table:table-cell office:value-type="string" calcext:value-type="string">
            <text:p>87m10</text:p>
          </table:table-cell>
          <table:table-cell office:value-type="string" calcext:value-type="string">
            <text:p>971s</text:p>
          </table:table-cell>
          <table:table-cell table:formula="of:=[.B4]/46107409016" office:value-type="percentage" office:value="0.0141545213866502" calcext:value-type="percentage">
            <text:p>1,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DB.fasta.gz</text:p>
          </table:table-cell>
          <table:table-cell office:value-type="float" office:value="2880076132" calcext:value-type="float">
            <text:p>2880076132</text:p>
          </table:table-cell>
          <table:table-cell office:value-type="string" calcext:value-type="string">
            <text:p>137m40</text:p>
          </table:table-cell>
          <table:table-cell office:value-type="string" calcext:value-type="string">
            <text:p>729s</text:p>
          </table:table-cell>
          <table:table-cell table:formula="of:=[.B5]/46107409016" office:value-type="percentage" office:value="0.0624644974303494" calcext:value-type="percentage">
            <text:p>6,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ression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VDB_naf.fasta</text:p>
          </table:table-cell>
          <table:table-cell office:value-type="float" office:value="46107409016" calcext:value-type="float">
            <text:p>46107409016</text:p>
          </table:table-cell>
          <table:table-cell office:value-type="string" calcext:value-type="string">
            <text:p>5m13</text:p>
          </table:table-cell>
          <table:table-cell office:value-type="string" calcext:value-type="string">
            <text:p>663s</text:p>
          </table:table-cell>
          <table:table-cell table:formula="of:=[.B8]/46107409016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DB.fasta.mfc.d</text:p>
          </table:table-cell>
          <table:table-cell office:value-type="float" office:value="46107409016" calcext:value-type="float">
            <text:p>46107409016</text:p>
          </table:table-cell>
          <table:table-cell office:value-type="string" calcext:value-type="string">
            <text:p>87m43</text:p>
          </table:table-cell>
          <table:table-cell office:value-type="string" calcext:value-type="string">
            <text:p>792s</text:p>
          </table:table-cell>
          <table:table-cell table:formula="of:=[.B9]/46107409016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DB_gz.fasta</text:p>
          </table:table-cell>
          <table:table-cell office:value-type="float" office:value="46107409016" calcext:value-type="float">
            <text:p>46107409016</text:p>
          </table:table-cell>
          <table:table-cell office:value-type="string" calcext:value-type="string">
            <text:p>7m9</text:p>
          </table:table-cell>
          <table:table-cell office:value-type="string" calcext:value-type="string">
            <text:p>678s</text:p>
          </table:table-cell>
          <table:table-cell table:formula="of:=[.B10]/46107409016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ffled.naf</text:p>
          </table:table-cell>
          <table:table-cell office:value-type="float" office:value="1100787574" calcext:value-type="float">
            <text:p>1100787574</text:p>
          </table:table-cell>
          <table:table-cell office:value-type="string" calcext:value-type="string">
            <text:p>5m42</text:p>
          </table:table-cell>
          <table:table-cell office:value-type="string" calcext:value-type="string">
            <text:p>447s</text:p>
          </table:table-cell>
          <table:table-cell table:formula="of:=[.B13]/46107409016" office:value-type="percentage" office:value="0.0238744183959244" calcext:value-type="percentage">
            <text:p>2,39%</text:p>
          </table:table-cell>
          <table:table-cell/>
          <table:table-cell table:formula="of:=((5*60)+42)-31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uffled.fasta.mfc</text:p>
          </table:table-cell>
          <table:table-cell office:value-type="float" office:value="970131654" calcext:value-type="float">
            <text:p>970131654</text:p>
          </table:table-cell>
          <table:table-cell office:value-type="string" calcext:value-type="string">
            <text:p>78m8</text:p>
          </table:table-cell>
          <table:table-cell office:value-type="string" calcext:value-type="string">
            <text:p>551s</text:p>
          </table:table-cell>
          <table:table-cell table:formula="of:=[.B14]/46107409016" office:value-type="percentage" office:value="0.0210406890064751" calcext:value-type="percentage">
            <text:p>2,10%</text:p>
          </table:table-cell>
          <table:table-cell/>
          <table:table-cell table:formula="of:=((78*60)+8)-5230" office:value-type="float" office:value="-542" calcext:value-type="float">
            <text:p>-542</text:p>
          </table:table-cell>
        </table:table-row>
        <table:table-row table:style-name="ro1">
          <table:table-cell office:value-type="string" calcext:value-type="string">
            <text:p>shuffled.fasta.gz</text:p>
          </table:table-cell>
          <table:table-cell office:value-type="float" office:value="6426036165" calcext:value-type="float">
            <text:p>6426036165</text:p>
          </table:table-cell>
          <table:table-cell office:value-type="string" calcext:value-type="string">
            <text:p>270m34</text:p>
          </table:table-cell>
          <table:table-cell office:value-type="string" calcext:value-type="string">
            <text:p>382s</text:p>
          </table:table-cell>
          <table:table-cell table:formula="of:=[.B15]/46107409016" office:value-type="percentage" office:value="0.139371010042444" calcext:value-type="percentage">
            <text:p>13,94%</text:p>
          </table:table-cell>
          <table:table-cell/>
          <table:table-cell table:formula="of:=((270*60)+34)-8260" office:value-type="float" office:value="7974" calcext:value-type="float">
            <text:p>7974</text:p>
          </table:table-cell>
        </table:table-row>
        <table:table-row table:style-name="ro1">
          <table:table-cell office:value-type="string" calcext:value-type="string">
            <text:p>Decompression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ffled_naf.fasta</text:p>
          </table:table-cell>
          <table:table-cell office:value-type="float" office:value="46107368269" calcext:value-type="float">
            <text:p>46107368269</text:p>
          </table:table-cell>
          <table:table-cell office:value-type="string" calcext:value-type="string">
            <text:p>4m8</text:p>
          </table:table-cell>
          <table:table-cell office:value-type="string" calcext:value-type="string">
            <text:p>201s</text:p>
          </table:table-cell>
          <table:table-cell table:formula="of:=[.B18]/46107409016" office:value-type="percentage" office:value="0.999999116259168" calcext:value-type="percentage">
            <text:p>100,00%</text:p>
          </table:table-cell>
          <table:table-cell/>
          <table:table-cell table:formula="of:=(248-313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shuffled.fasta.mfc.d</text:p>
          </table:table-cell>
          <table:table-cell office:value-type="float" office:value="46107368269" calcext:value-type="float">
            <text:p>46107368269</text:p>
          </table:table-cell>
          <table:table-cell office:value-type="string" calcext:value-type="string">
            <text:p>88m20</text:p>
          </table:table-cell>
          <table:table-cell office:value-type="string" calcext:value-type="string">
            <text:p>180s</text:p>
          </table:table-cell>
          <table:table-cell table:formula="of:=[.B19]/46107409016" office:value-type="percentage" office:value="0.999999116259168" calcext:value-type="percentage">
            <text:p>100,00%</text:p>
          </table:table-cell>
          <table:table-cell/>
          <table:table-cell table:formula="of:=((88*60)+8)-526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huffled_gz.fasta</text:p>
          </table:table-cell>
          <table:table-cell office:value-type="float" office:value="46107368269" calcext:value-type="float">
            <text:p>46107368269</text:p>
          </table:table-cell>
          <table:table-cell office:value-type="string" calcext:value-type="string">
            <text:p>445m25</text:p>
          </table:table-cell>
          <table:table-cell office:value-type="string" calcext:value-type="string">
            <text:p>442s</text:p>
          </table:table-cell>
          <table:table-cell table:formula="of:=[.B20]/46107409016" office:value-type="percentage" office:value="0.999999116259168" calcext:value-type="percentage">
            <text:p>100,00%</text:p>
          </table:table-cell>
          <table:table-cell/>
          <table:table-cell table:formula="of:=((445*60)+25)-429" office:value-type="float" office:value="26296" calcext:value-type="float">
            <text:p>26296</text:p>
          </table:table-cell>
        </table:table-row>
        <table:table-row table:style-name="ro1">
          <table:table-cell office:value-type="string" calcext:value-type="string">
            <text:p>Stage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ed_CVDB_size.naf</text:p>
          </table:table-cell>
          <table:table-cell office:value-type="float" office:value="637674690" calcext:value-type="float">
            <text:p>637674690</text:p>
          </table:table-cell>
          <table:table-cell office:value-type="string" calcext:value-type="string">
            <text:p>7m43</text:p>
          </table:table-cell>
          <table:table-cell office:value-type="string" calcext:value-type="string">
            <text:p>786s</text:p>
          </table:table-cell>
          <table:table-cell table:formula="of:=[.B23]/46107409016" office:value-type="percentage" office:value="0.0138302000396231" calcext:value-type="percentage">
            <text:p>1,38%</text:p>
          </table:table-cell>
          <table:table-cell/>
          <table:table-cell table:formula="of:=((7*60)+43)-316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ordered_CVDB_size.fasta.mfc</text:p>
          </table:table-cell>
          <table:table-cell office:value-type="float" office:value="701053458" calcext:value-type="float">
            <text:p>701053458</text:p>
          </table:table-cell>
          <table:table-cell office:value-type="string" calcext:value-type="string">
            <text:p>76m32</text:p>
          </table:table-cell>
          <table:table-cell office:value-type="string" calcext:value-type="string">
            <text:p>840s</text:p>
          </table:table-cell>
          <table:table-cell table:formula="of:=[.B24]/46107409016" office:value-type="percentage" office:value="0.015204789706503" calcext:value-type="percentage">
            <text:p>1,52%</text:p>
          </table:table-cell>
          <table:table-cell/>
          <table:table-cell table:formula="of:=((76*60)+32)-5230" office:value-type="float" office:value="-638" calcext:value-type="float">
            <text:p>-638</text:p>
          </table:table-cell>
        </table:table-row>
        <table:table-row table:style-name="ro1">
          <table:table-cell office:value-type="string" calcext:value-type="string">
            <text:p>ordered_CVDB_size.fasta.gz</text:p>
          </table:table-cell>
          <table:table-cell office:value-type="float" office:value="2799807962" calcext:value-type="float">
            <text:p>2799807962</text:p>
          </table:table-cell>
          <table:table-cell office:value-type="string" calcext:value-type="string">
            <text:p>119m43</text:p>
          </table:table-cell>
          <table:table-cell office:value-type="string" calcext:value-type="string">
            <text:p>057s</text:p>
          </table:table-cell>
          <table:table-cell table:formula="of:=[.B25]/46107409016" office:value-type="percentage" office:value="0.0607236021661599" calcext:value-type="percentage">
            <text:p>6,07%</text:p>
          </table:table-cell>
          <table:table-cell/>
          <table:table-cell table:formula="of:=((119*60)+43)-8260" office:value-type="float" office:value="-1077" calcext:value-type="float">
            <text:p>-1077</text:p>
          </table:table-cell>
        </table:table-row>
        <table:table-row table:style-name="ro1">
          <table:table-cell office:value-type="string" calcext:value-type="string">
            <text:p>ordered_CVDB_AT.naf</text:p>
          </table:table-cell>
          <table:table-cell office:value-type="float" office:value="678982932" calcext:value-type="float">
            <text:p>678982932</text:p>
          </table:table-cell>
          <table:table-cell office:value-type="string" calcext:value-type="string">
            <text:p>5m46</text:p>
          </table:table-cell>
          <table:table-cell office:value-type="string" calcext:value-type="string">
            <text:p>564s</text:p>
          </table:table-cell>
          <table:table-cell table:formula="of:=[.B26]/46107409016" office:value-type="percentage" office:value="0.0147261133620495" calcext:value-type="percentage">
            <text:p>1,47%</text:p>
          </table:table-cell>
          <table:table-cell/>
          <table:table-cell table:formula="of:=(346-316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rdered_CVDB_AT.fasta.mfc</text:p>
          </table:table-cell>
          <table:table-cell office:value-type="float" office:value="785462137" calcext:value-type="float">
            <text:p>785462137</text:p>
          </table:table-cell>
          <table:table-cell office:value-type="string" calcext:value-type="string">
            <text:p>76m55</text:p>
          </table:table-cell>
          <table:table-cell office:value-type="string" calcext:value-type="string">
            <text:p>353s</text:p>
          </table:table-cell>
          <table:table-cell table:formula="of:=[.B27]/46107409016" office:value-type="percentage" office:value="0.0170354863516064" calcext:value-type="percentage">
            <text:p>1,70%</text:p>
          </table:table-cell>
          <table:table-cell/>
          <table:table-cell table:formula="of:=((76*60)+55)-5230" office:value-type="float" office:value="-615" calcext:value-type="float">
            <text:p>-615</text:p>
          </table:table-cell>
        </table:table-row>
        <table:table-row table:style-name="ro1">
          <table:table-cell office:value-type="string" calcext:value-type="string">
            <text:p>ordered_CVDB_AT.fasta.gz</text:p>
          </table:table-cell>
          <table:table-cell office:value-type="float" office:value="4490455035" calcext:value-type="float">
            <text:p>4490455035</text:p>
          </table:table-cell>
          <table:table-cell office:value-type="string" calcext:value-type="string">
            <text:p>188m53</text:p>
          </table:table-cell>
          <table:table-cell office:value-type="string" calcext:value-type="string">
            <text:p>999s</text:p>
          </table:table-cell>
          <table:table-cell table:formula="of:=[.B28]/46107409016" office:value-type="percentage" office:value="0.097391181392165" calcext:value-type="percentage">
            <text:p>9,74%</text:p>
          </table:table-cell>
          <table:table-cell/>
          <table:table-cell table:formula="of:=((188*60)+53)-8260" office:value-type="float" office:value="3073" calcext:value-type="float">
            <text:p>3073</text:p>
          </table:table-cell>
        </table:table-row>
        <table:table-row table:style-name="ro1">
          <table:table-cell office:value-type="string" calcext:value-type="string">
            <text:p>ordered_CVDB_CG.naf</text:p>
          </table:table-cell>
          <table:table-cell office:value-type="float" office:value="670783572" calcext:value-type="float">
            <text:p>670783572</text:p>
          </table:table-cell>
          <table:table-cell office:value-type="string" calcext:value-type="string">
            <text:p>5m57</text:p>
          </table:table-cell>
          <table:table-cell office:value-type="string" calcext:value-type="string">
            <text:p>277s</text:p>
          </table:table-cell>
          <table:table-cell table:formula="of:=[.B29]/46107409016" office:value-type="percentage" office:value="0.0145482816387975" calcext:value-type="percentage">
            <text:p>1,45%</text:p>
          </table:table-cell>
          <table:table-cell/>
          <table:table-cell table:formula="of:=((5*60)+57)-316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rdered_CVDB_CG.fasta.mfc</text:p>
          </table:table-cell>
          <table:table-cell office:value-type="float" office:value="787786812" calcext:value-type="float">
            <text:p>787786812</text:p>
          </table:table-cell>
          <table:table-cell office:value-type="string" calcext:value-type="string">
            <text:p>79m47</text:p>
          </table:table-cell>
          <table:table-cell office:value-type="string" calcext:value-type="string">
            <text:p>755s</text:p>
          </table:table-cell>
          <table:table-cell table:formula="of:=[.B30]/46107409016" office:value-type="percentage" office:value="0.0170859050380954" calcext:value-type="percentage">
            <text:p>1,71%</text:p>
          </table:table-cell>
          <table:table-cell/>
          <table:table-cell table:formula="of:=((79*60)+47)-5230" office:value-type="float" office:value="-443" calcext:value-type="float">
            <text:p>-443</text:p>
          </table:table-cell>
        </table:table-row>
        <table:table-row table:style-name="ro1">
          <table:table-cell office:value-type="string" calcext:value-type="string">
            <text:p>ordered_CVDB_CG.fasta.gz</text:p>
          </table:table-cell>
          <table:table-cell office:value-type="float" office:value="4529517170" calcext:value-type="float">
            <text:p>4529517170</text:p>
          </table:table-cell>
          <table:table-cell office:value-type="string" calcext:value-type="string">
            <text:p>196m28</text:p>
          </table:table-cell>
          <table:table-cell office:value-type="string" calcext:value-type="string">
            <text:p>340s</text:p>
          </table:table-cell>
          <table:table-cell table:formula="of:=[.B31]/46107409016" office:value-type="percentage" office:value="0.0982383800492495" calcext:value-type="percentage">
            <text:p>9,82%</text:p>
          </table:table-cell>
          <table:table-cell/>
          <table:table-cell table:formula="of:=((196*60)+28)-8260" office:value-type="float" office:value="3528" calcext:value-type="float">
            <text:p>3528</text:p>
          </table:table-cell>
        </table:table-row>
        <table:table-row table:style-name="ro1">
          <table:table-cell office:value-type="string" calcext:value-type="string">
            <text:p>Decompression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ed_CVDB_size_naf.fasta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4m38</text:p>
          </table:table-cell>
          <table:table-cell office:value-type="string" calcext:value-type="string">
            <text:p>761s</text:p>
          </table:table-cell>
          <table:table-cell table:formula="of:=[.B34]/46107409016" office:value-type="percentage" office:value="0.999945355701963" calcext:value-type="percentage">
            <text:p>99,99%</text:p>
          </table:table-cell>
          <table:table-cell/>
          <table:table-cell table:formula="of:=((4*60)+38)-313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ordered_CVDB_size.fasta.mfc.d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87m10</text:p>
          </table:table-cell>
          <table:table-cell office:value-type="string" calcext:value-type="string">
            <text:p>309s</text:p>
          </table:table-cell>
          <table:table-cell table:formula="of:=[.B35]/46107409016" office:value-type="percentage" office:value="0.999945355701963" calcext:value-type="percentage">
            <text:p>99,99%</text:p>
          </table:table-cell>
          <table:table-cell/>
          <table:table-cell table:formula="of:=((87*60)+10)-5263"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ordered_CVDB_size_gz.fasta</text:p>
          </table:table-cell>
          <table:table-cell office:value-type="float" office:value="46104889510" calcext:value-type="float">
            <text:p>46104889510</text:p>
          </table:table-cell>
          <table:table-cell office:value-type="string" calcext:value-type="string">
            <text:p>7m5</text:p>
          </table:table-cell>
          <table:table-cell office:value-type="string" calcext:value-type="string">
            <text:p>661s</text:p>
          </table:table-cell>
          <table:table-cell table:formula="of:=[.B36]/46107409016" office:value-type="percentage" office:value="0.999945355723651" calcext:value-type="percentage">
            <text:p>99,99%</text:p>
          </table:table-cell>
          <table:table-cell/>
          <table:table-cell table:formula="of:=((7*60)+5)-429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ordered_CVDB_AT_naf.fasta</text:p>
          </table:table-cell>
          <table:table-cell office:value-type="float" office:value="46105906661" calcext:value-type="float">
            <text:p>46105906661</text:p>
          </table:table-cell>
          <table:table-cell office:value-type="string" calcext:value-type="string">
            <text:p>4m23</text:p>
          </table:table-cell>
          <table:table-cell office:value-type="string" calcext:value-type="string">
            <text:p>440s</text:p>
          </table:table-cell>
          <table:table-cell table:formula="of:=[.B37]/46107409016" office:value-type="percentage" office:value="0.999967416191192" calcext:value-type="percentage">
            <text:p>100,00%</text:p>
          </table:table-cell>
          <table:table-cell/>
          <table:table-cell table:formula="of:=((4*60)+23)-313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ordered_CVDB_AT.fasta.mfc.d</text:p>
          </table:table-cell>
          <table:table-cell office:value-type="float" office:value="46105906661" calcext:value-type="float">
            <text:p>46105906661</text:p>
          </table:table-cell>
          <table:table-cell office:value-type="string" calcext:value-type="string">
            <text:p>86m21</text:p>
          </table:table-cell>
          <table:table-cell office:value-type="string" calcext:value-type="string">
            <text:p>879s</text:p>
          </table:table-cell>
          <table:table-cell table:formula="of:=[.B38]/46107409016" office:value-type="percentage" office:value="0.999967416191192" calcext:value-type="percentage">
            <text:p>100,00%</text:p>
          </table:table-cell>
          <table:table-cell/>
          <table:table-cell table:formula="of:=((86*60)+21)-5263" office:value-type="float" office:value="-82" calcext:value-type="float">
            <text:p>-82</text:p>
          </table:table-cell>
        </table:table-row>
        <table:table-row table:style-name="ro1">
          <table:table-cell office:value-type="string" calcext:value-type="string">
            <text:p>ordered_CVDB_AT_gz.fasta</text:p>
          </table:table-cell>
          <table:table-cell office:value-type="float" office:value="46105906661" calcext:value-type="float">
            <text:p>46105906661</text:p>
          </table:table-cell>
          <table:table-cell office:value-type="string" calcext:value-type="string">
            <text:p>7m8</text:p>
          </table:table-cell>
          <table:table-cell office:value-type="string" calcext:value-type="string">
            <text:p>738s</text:p>
          </table:table-cell>
          <table:table-cell table:formula="of:=[.B39]/46107409016" office:value-type="percentage" office:value="0.999967416191192" calcext:value-type="percentage">
            <text:p>100,00%</text:p>
          </table:table-cell>
          <table:table-cell/>
          <table:table-cell table:formula="of:=((7*60)+8)-429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rdered_CVDB_CG_naf.fasta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4m0</text:p>
          </table:table-cell>
          <table:table-cell office:value-type="string" calcext:value-type="string">
            <text:p>131s</text:p>
          </table:table-cell>
          <table:table-cell table:formula="of:=[.B40]/46107409016" office:value-type="percentage" office:value="0.999945355701963" calcext:value-type="percentage">
            <text:p>99,99%</text:p>
          </table:table-cell>
          <table:table-cell/>
          <table:table-cell table:formula="of:=((4*60)+0)-313"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ordered_CVDB_CG.fasta.mfc.d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87m0</text:p>
          </table:table-cell>
          <table:table-cell office:value-type="string" calcext:value-type="string">
            <text:p>738s</text:p>
          </table:table-cell>
          <table:table-cell table:formula="of:=[.B41]/46107409016" office:value-type="percentage" office:value="0.999945355701963" calcext:value-type="percentage">
            <text:p>99,99%</text:p>
          </table:table-cell>
          <table:table-cell/>
          <table:table-cell table:formula="of:=((87*60)+0)-5263"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ordered_CVDB_CG_gz.fasta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7m13</text:p>
          </table:table-cell>
          <table:table-cell office:value-type="string" calcext:value-type="string">
            <text:p>012s</text:p>
          </table:table-cell>
          <table:table-cell table:formula="of:=[.B42]/46107409016" office:value-type="percentage" office:value="0.999945355701963" calcext:value-type="percentage">
            <text:p>99,99%</text:p>
          </table:table-cell>
          <table:table-cell/>
          <table:table-cell table:formula="of:=((7*60)+13)-42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ge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ed_shuffled_size.naf</text:p>
          </table:table-cell>
          <table:table-cell office:value-type="float" office:value="656763469" calcext:value-type="float">
            <text:p>656763469</text:p>
          </table:table-cell>
          <table:table-cell office:value-type="string" calcext:value-type="string">
            <text:p>4m48</text:p>
          </table:table-cell>
          <table:table-cell office:value-type="string" calcext:value-type="string">
            <text:p>231s</text:p>
          </table:table-cell>
          <table:table-cell table:formula="of:=[.B45]/46107409016" office:value-type="percentage" office:value="0.0142442067992173" calcext:value-type="percentage">
            <text:p>1,42%</text:p>
          </table:table-cell>
          <table:table-cell/>
          <table:table-cell table:formula="of:=((4*60)+48)-316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ordered_shuffled_size.fasta.mfc</text:p>
          </table:table-cell>
          <table:table-cell office:value-type="float" office:value="739593001" calcext:value-type="float">
            <text:p>739593001</text:p>
          </table:table-cell>
          <table:table-cell office:value-type="string" calcext:value-type="string">
            <text:p>84m24</text:p>
          </table:table-cell>
          <table:table-cell office:value-type="string" calcext:value-type="string">
            <text:p>510s</text:p>
          </table:table-cell>
          <table:table-cell table:formula="of:=[.B46]/46107409016" office:value-type="percentage" office:value="0.016040654133121" calcext:value-type="percentage">
            <text:p>1,60%</text:p>
          </table:table-cell>
          <table:table-cell/>
          <table:table-cell table:formula="of:=((84*60)+34)-5230" office:value-type="float" office:value="-156" calcext:value-type="float">
            <text:p>-156</text:p>
          </table:table-cell>
        </table:table-row>
        <table:table-row table:style-name="ro1">
          <table:table-cell office:value-type="string" calcext:value-type="string">
            <text:p>ordered_shuffled_size.fasta.gz</text:p>
          </table:table-cell>
          <table:table-cell office:value-type="float" office:value="3058703205" calcext:value-type="float">
            <text:p>3058703205</text:p>
          </table:table-cell>
          <table:table-cell office:value-type="string" calcext:value-type="string">
            <text:p>135m55</text:p>
          </table:table-cell>
          <table:table-cell office:value-type="string" calcext:value-type="string">
            <text:p>034s</text:p>
          </table:table-cell>
          <table:table-cell table:formula="of:=[.B47]/46107409016" office:value-type="percentage" office:value="0.06633864860935" calcext:value-type="percentage">
            <text:p>6,63%</text:p>
          </table:table-cell>
          <table:table-cell/>
          <table:table-cell table:formula="of:=((135*60)+55)-8260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ordered_shuffled_AT.naf</text:p>
          </table:table-cell>
          <table:table-cell office:value-type="float" office:value="687909122" calcext:value-type="float">
            <text:p>687909122</text:p>
          </table:table-cell>
          <table:table-cell office:value-type="string" calcext:value-type="string">
            <text:p>6m10</text:p>
          </table:table-cell>
          <table:table-cell office:value-type="string" calcext:value-type="string">
            <text:p>307s</text:p>
          </table:table-cell>
          <table:table-cell table:formula="of:=[.B48]/46107409016" office:value-type="percentage" office:value="0.014919708929237" calcext:value-type="percentage">
            <text:p>1,49%</text:p>
          </table:table-cell>
          <table:table-cell/>
          <table:table-cell table:formula="of:=((6*60)+10)-316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rdered_shuffled_AT.fasta.mfc</text:p>
          </table:table-cell>
          <table:table-cell office:value-type="float" office:value="798125616" calcext:value-type="float">
            <text:p>798125616</text:p>
          </table:table-cell>
          <table:table-cell office:value-type="string" calcext:value-type="string">
            <text:p>86m55</text:p>
          </table:table-cell>
          <table:table-cell office:value-type="string" calcext:value-type="string">
            <text:p>281s</text:p>
          </table:table-cell>
          <table:table-cell table:formula="of:=[.B49]/46107409016" office:value-type="percentage" office:value="0.0173101380674641" calcext:value-type="percentage">
            <text:p>1,73%</text:p>
          </table:table-cell>
          <table:table-cell/>
          <table:table-cell table:formula="of:=((86*60)+55)-5230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ordered_shuffled_AT.fasta.gz</text:p>
          </table:table-cell>
          <table:table-cell office:value-type="float" office:value="4677543509" calcext:value-type="float">
            <text:p>4677543509</text:p>
          </table:table-cell>
          <table:table-cell office:value-type="string" calcext:value-type="string">
            <text:p>214m42</text:p>
          </table:table-cell>
          <table:table-cell office:value-type="string" calcext:value-type="string">
            <text:p>141s</text:p>
          </table:table-cell>
          <table:table-cell table:formula="of:=[.B50]/46107409016" office:value-type="percentage" office:value="0.101448847567575" calcext:value-type="percentage">
            <text:p>10,14%</text:p>
          </table:table-cell>
          <table:table-cell/>
          <table:table-cell table:formula="of:=((214*60)+42)-8260" office:value-type="float" office:value="4622" calcext:value-type="float">
            <text:p>4622</text:p>
          </table:table-cell>
        </table:table-row>
        <table:table-row table:style-name="ro1">
          <table:table-cell office:value-type="string" calcext:value-type="string">
            <text:p>ordered_shuffled_CG.naf</text:p>
          </table:table-cell>
          <table:table-cell office:value-type="float" office:value="683041453" calcext:value-type="float">
            <text:p>683041453</text:p>
          </table:table-cell>
          <table:table-cell office:value-type="string" calcext:value-type="string">
            <text:p>5m31</text:p>
          </table:table-cell>
          <table:table-cell office:value-type="string" calcext:value-type="string">
            <text:p>272s</text:p>
          </table:table-cell>
          <table:table-cell table:formula="of:=[.B51]/46107409016" office:value-type="percentage" office:value="0.0148141365471865" calcext:value-type="percentage">
            <text:p>1,48%</text:p>
          </table:table-cell>
          <table:table-cell/>
          <table:table-cell table:formula="of:=((5*60)+31)-31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dered_shuffled_CG.fasta.mfc</text:p>
          </table:table-cell>
          <table:table-cell office:value-type="float" office:value="802965110" calcext:value-type="float">
            <text:p>802965110</text:p>
          </table:table-cell>
          <table:table-cell office:value-type="string" calcext:value-type="string">
            <text:p>85m40</text:p>
          </table:table-cell>
          <table:table-cell office:value-type="string" calcext:value-type="string">
            <text:p>958s</text:p>
          </table:table-cell>
          <table:table-cell table:formula="of:=[.B52]/46107409016" office:value-type="percentage" office:value="0.0174150993763575" calcext:value-type="percentage">
            <text:p>1,74%</text:p>
          </table:table-cell>
          <table:table-cell/>
          <table:table-cell table:formula="of:=((85*60)+40)-5230"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ordered_shuffled_CG.fasta.gz</text:p>
          </table:table-cell>
          <table:table-cell office:value-type="float" office:value="4722084660" calcext:value-type="float">
            <text:p>4722084660</text:p>
          </table:table-cell>
          <table:table-cell office:value-type="string" calcext:value-type="string">
            <text:p>208m31</text:p>
          </table:table-cell>
          <table:table-cell office:value-type="string" calcext:value-type="string">
            <text:p>126s</text:p>
          </table:table-cell>
          <table:table-cell table:formula="of:=[.B53]/46107409016" office:value-type="percentage" office:value="0.102414877798953" calcext:value-type="percentage">
            <text:p>10,24%</text:p>
          </table:table-cell>
          <table:table-cell/>
          <table:table-cell table:formula="of:=((208*60)+31)-8260" office:value-type="float" office:value="4251" calcext:value-type="float">
            <text:p>4251</text:p>
          </table:table-cell>
        </table:table-row>
        <table:table-row table:style-name="ro1">
          <table:table-cell office:value-type="string" calcext:value-type="string">
            <text:p>Decompression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ed_shuffled_size_naf.fasta</text:p>
          </table:table-cell>
          <table:table-cell office:value-type="float" office:value="46104852766" calcext:value-type="float">
            <text:p>46104852766</text:p>
          </table:table-cell>
          <table:table-cell office:value-type="string" calcext:value-type="string">
            <text:p>4m10</text:p>
          </table:table-cell>
          <table:table-cell office:value-type="string" calcext:value-type="string">
            <text:p>793s</text:p>
          </table:table-cell>
          <table:table-cell table:formula="of:=[.B56]/46107409016" office:value-type="percentage" office:value="0.999944558801838" calcext:value-type="percentage">
            <text:p>99,99%</text:p>
          </table:table-cell>
          <table:table-cell/>
          <table:table-cell table:formula="of:=((4*60)+10)-313"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ordered_shuffled_size.fasta.mfc.d</text:p>
          </table:table-cell>
          <table:table-cell office:value-type="float" office:value="46104852766" calcext:value-type="float">
            <text:p>46104852766</text:p>
          </table:table-cell>
          <table:table-cell office:value-type="string" calcext:value-type="string">
            <text:p>113m51</text:p>
          </table:table-cell>
          <table:table-cell office:value-type="string" calcext:value-type="string">
            <text:p>314s</text:p>
          </table:table-cell>
          <table:table-cell table:formula="of:=[.B57]/46107409016" office:value-type="percentage" office:value="0.999944558801838" calcext:value-type="percentage">
            <text:p>99,99%</text:p>
          </table:table-cell>
          <table:table-cell/>
          <table:table-cell table:formula="of:=((113*60)+51)-5263"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ordered_shuffled_size_gz.fasta</text:p>
          </table:table-cell>
          <table:table-cell office:value-type="float" office:value="46104852766" calcext:value-type="float">
            <text:p>46104852766</text:p>
          </table:table-cell>
          <table:table-cell office:value-type="string" calcext:value-type="string">
            <text:p>7m47</text:p>
          </table:table-cell>
          <table:table-cell office:value-type="string" calcext:value-type="string">
            <text:p>612s</text:p>
          </table:table-cell>
          <table:table-cell table:formula="of:=[.B58]/46107409016" office:value-type="percentage" office:value="0.999944558801838" calcext:value-type="percentage">
            <text:p>99,99%</text:p>
          </table:table-cell>
          <table:table-cell/>
          <table:table-cell table:formula="of:=((7*60)+47)-429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rdered_shuffled_AT_naf.fasta</text:p>
          </table:table-cell>
          <table:table-cell office:value-type="float" office:value="46105869935" calcext:value-type="float">
            <text:p>46105869935</text:p>
          </table:table-cell>
          <table:table-cell office:value-type="string" calcext:value-type="string">
            <text:p>4m29</text:p>
          </table:table-cell>
          <table:table-cell office:value-type="string" calcext:value-type="string">
            <text:p>361s</text:p>
          </table:table-cell>
          <table:table-cell table:formula="of:=[.B59]/46107409016" office:value-type="percentage" office:value="0.999966619659772" calcext:value-type="percentage">
            <text:p>100,00%</text:p>
          </table:table-cell>
          <table:table-cell/>
          <table:table-cell table:formula="of:=((4*60)+29)-313"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ordered_shuffled_AT.fasta.mfc.d</text:p>
          </table:table-cell>
          <table:table-cell office:value-type="float" office:value="46105869935" calcext:value-type="float">
            <text:p>46105869935</text:p>
          </table:table-cell>
          <table:table-cell office:value-type="string" calcext:value-type="string">
            <text:p>114m6</text:p>
          </table:table-cell>
          <table:table-cell office:value-type="string" calcext:value-type="string">
            <text:p>222s</text:p>
          </table:table-cell>
          <table:table-cell table:formula="of:=[.B60]/46107409016" office:value-type="percentage" office:value="0.999966619659772" calcext:value-type="percentage">
            <text:p>100,00%</text:p>
          </table:table-cell>
          <table:table-cell/>
          <table:table-cell table:formula="of:=((114*60)+6)-5263"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ordered_shuffled_AT_gz.fasta</text:p>
          </table:table-cell>
          <table:table-cell office:value-type="float" office:value="46105869935" calcext:value-type="float">
            <text:p>46105869935</text:p>
          </table:table-cell>
          <table:table-cell office:value-type="string" calcext:value-type="string">
            <text:p>8m9</text:p>
          </table:table-cell>
          <table:table-cell office:value-type="string" calcext:value-type="string">
            <text:p>301s</text:p>
          </table:table-cell>
          <table:table-cell table:formula="of:=[.B61]/46107409016" office:value-type="percentage" office:value="0.999966619659772" calcext:value-type="percentage">
            <text:p>100,00%</text:p>
          </table:table-cell>
          <table:table-cell/>
          <table:table-cell table:formula="of:=((8*60)+9)-429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rdered_shuffled_CG_naf.fasta</text:p>
          </table:table-cell>
          <table:table-cell office:value-type="float" office:value="46104852786" calcext:value-type="float">
            <text:p>46104852786</text:p>
          </table:table-cell>
          <table:table-cell office:value-type="string" calcext:value-type="string">
            <text:p>3m51</text:p>
          </table:table-cell>
          <table:table-cell office:value-type="string" calcext:value-type="string">
            <text:p>672s</text:p>
          </table:table-cell>
          <table:table-cell table:formula="of:=[.B62]/46107409016" office:value-type="percentage" office:value="0.999944559235608" calcext:value-type="percentage">
            <text:p>99,99%</text:p>
          </table:table-cell>
          <table:table-cell/>
          <table:table-cell table:formula="of:=((3*60)+51)-313" office:value-type="float" office:value="-82" calcext:value-type="float">
            <text:p>-82</text:p>
          </table:table-cell>
        </table:table-row>
        <table:table-row table:style-name="ro1">
          <table:table-cell office:value-type="string" calcext:value-type="string">
            <text:p>ordered_shuffled_CG.fasta.mfc.d</text:p>
          </table:table-cell>
          <table:table-cell office:value-type="float" office:value="46104852786" calcext:value-type="float">
            <text:p>46104852786</text:p>
          </table:table-cell>
          <table:table-cell office:value-type="string" calcext:value-type="string">
            <text:p>114m48</text:p>
          </table:table-cell>
          <table:table-cell office:value-type="string" calcext:value-type="string">
            <text:p>832s</text:p>
          </table:table-cell>
          <table:table-cell table:formula="of:=[.B63]/46107409016" office:value-type="percentage" office:value="0.999944559235608" calcext:value-type="percentage">
            <text:p>99,99%</text:p>
          </table:table-cell>
          <table:table-cell/>
          <table:table-cell table:formula="of:=((114*60)+48)-5263"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ordered_shuffled_CG_gz.fasta</text:p>
          </table:table-cell>
          <table:table-cell office:value-type="float" office:value="46104852786" calcext:value-type="float">
            <text:p>46104852786</text:p>
          </table:table-cell>
          <table:table-cell office:value-type="string" calcext:value-type="string">
            <text:p>8m31</text:p>
          </table:table-cell>
          <table:table-cell office:value-type="string" calcext:value-type="string">
            <text:p>710s</text:p>
          </table:table-cell>
          <table:table-cell table:formula="of:=[.B64]/46107409016" office:value-type="percentage" office:value="0.999944559235608" calcext:value-type="percentage">
            <text:p>99,99%</text:p>
          </table:table-cell>
          <table:table-cell/>
          <table:table-cell table:formula="of:=((8*60)+31)-313" office:value-type="float" office:value="198" calcext:value-type="float">
            <text:p>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9T16:02:22.869413824</dc:date>
    <meta:editing-duration>PT49M34S</meta:editing-duration>
    <meta:editing-cycles>3</meta:editing-cycles>
    <meta:generator>LibreOffice/7.3.6.2$Linux_X86_64 LibreOffice_project/30$Build-2</meta:generator>
    <meta:document-statistic meta:table-count="1" meta:cell-count="316" meta:object-count="0"/>
  </office:meta>
</office:document-meta>
</file>